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ee0c3"/>
    </style:style>
    <style:style style:name="P4" style:family="paragraph" style:parent-style-name="Standard">
      <style:paragraph-properties style:snap-to-layout-grid="false"/>
      <style:text-properties officeooo:rsid="0001fea7" officeooo:paragraph-rsid="0001fea7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officeooo:paragraph-rsid="0003b22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16c41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16c414" officeooo:paragraph-rsid="0016c41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11b803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6" style:family="text">
      <style:text-properties style:use-window-font-color="true" style:font-name="Times New Roman" officeooo:rsid="00135f00" style:font-name-asian="Times New Roman" style:font-name-complex="Times New Roman"/>
    </style:style>
    <style:style style:name="T7" style:family="text">
      <style:text-properties style:use-window-font-color="true" style:font-name="Times New Roman" officeooo:rsid="00153296" style:font-name-asian="Times New Roman" style:font-name-complex="Times New Roman"/>
    </style:style>
    <style:style style:name="T8" style:family="text">
      <style:text-properties style:use-window-font-color="true" style:font-name="Times New Roman" officeooo:rsid="0016b302" style:font-name-asian="Times New Roman" style:font-name-complex="Times New Roman"/>
    </style:style>
    <style:style style:name="T9" style:family="text">
      <style:text-properties style:use-window-font-color="true" style:font-name="Times New Roman" officeooo:rsid="00181d05" style:font-name-asian="Times New Roman" style:font-name-complex="Times New Roman"/>
    </style:style>
    <style:style style:name="T10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officeooo:rsid="0011b803"/>
    </style:style>
    <style:style style:name="T13" style:family="text">
      <style:text-properties officeooo:rsid="000e9125"/>
    </style:style>
    <style:style style:name="T14" style:family="text">
      <style:text-properties officeooo:rsid="0016c414"/>
    </style:style>
    <style:style style:name="T15" style:family="text">
      <style:text-properties officeooo:rsid="00181d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Administrar </text:span><text:span text:style-name="T3">Solicitud de Cambio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G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2">Desarrollador de Fase. 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0">Objetivo:</text:span></text:span><text:span text:style-name="UC_5f_NormalAzul_20_Car"><text:span text:style-name="T4"> </text:span></text:span><text:span text:style-name="UC_5f_NormalAzul_20_Car"><text:span text:style-name="T5">Administrar </text:span></text:span><text:span text:style-name="UC_5f_NormalAzul_20_Car"><text:span text:style-name="T6">las solicitudes de cambio sobre un </text:span></text:span><text:span text:style-name="UC_5f_NormalAzul_20_Car"><text:span text:style-name="T9">ítem</text:span></text:span><text:span text:style-name="UC_5f_NormalAzul_20_Car"><text:span text:style-name="T6"> de una linea de base finalizada</text:span></text:span><text:span text:style-name="UC_5f_NormalAzul_20_Car"><text:span text:style-name="T5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10">Pre-</text:span></text:span><text:span text:style-name="UC_5f_NormalAzul_20_Car"><text:span text:style-name="T11">C</text:span></text:span><text:span text:style-name="UC_5f_NormalAzul_20_Car"><text:span text:style-name="T10">ondiciones:</text:span></text:span><text:span text:style-name="UC_5f_NormalAzul_20_Car"><text:span text:style-name="T4"> </text:span></text:span><text:span text:style-name="UC_5f_NormalAzul_20_Car"><text:span text:style-name="T5">El actor debe estar </text:span></text:span><text:span text:style-name="UC_5f_NormalAzul_20_Car"><text:span text:style-name="T6">poseer los permisos necesarios</text:span></text:span><text:span text:style-name="UC_5f_NormalAzul_20_Car"><text:span text:style-name="T5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Usuario</text:p>
          </table:table-cell>
          <table:table-cell table:style-name="Table1.A1" office:value-type="string">
            <text:p text:style-name="P6">Sistema</text:p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1" office:value-type="string">
            <text:p text:style-name="P11">1. <text:span text:style-name="T13">Despliega la pantalla de administración de solicitudes de cambio, con las opciones: crear, modificar, eliminar, enviar solicitud y votar. </text:span></text:p>
          </table:table-cell>
        </table:table-row>
        <table:table-row table:style-name="Table1.4">
          <table:table-cell table:style-name="Table1.A2" office:value-type="string">
            <text:p text:style-name="P12">2. <text:span text:style-name="T13">Selecciona</text:span> una de las opciones disponibles.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9">3. Despliega la <text:span text:style-name="T15">opción</text:span> seleccionada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6156547642235919636" text:style-name="WW8Num8">
              <text:list-item>
                <text:p text:style-name="P14"><text:s/><text:span text:style-name="T14">Dos vías</text:span></text:p>
                <text:p text:style-name="P15">Si el usuario forma parte del comité visualiza la opción votar, en caso contrario no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pan text:style-name="T15">C</text:span><text:span text:style-name="UC_5f_NormalAzul_20_Car"><text:span text:style-name="T7">rear </text:span></text:span><text:span text:style-name="UC_5f_NormalAzul_20_Car"><text:span text:style-name="T9">S</text:span></text:span><text:span text:style-name="UC_5f_NormalAzul_20_Car"><text:span text:style-name="T7">olicitud, </text:span></text:span><text:span text:style-name="UC_5f_NormalAzul_20_Car"><text:span text:style-name="T9">M</text:span></text:span><text:span text:style-name="UC_5f_NormalAzul_20_Car"><text:span text:style-name="T8">odificar </text:span></text:span><text:span text:style-name="UC_5f_NormalAzul_20_Car"><text:span text:style-name="T9">S</text:span></text:span><text:span text:style-name="UC_5f_NormalAzul_20_Car"><text:span text:style-name="T8">olicitud,</text:span></text:span><text:span text:style-name="UC_5f_NormalAzul_20_Car"><text:span text:style-name="T7"> </text:span></text:span><text:span text:style-name="UC_5f_NormalAzul_20_Car"><text:span text:style-name="T9">E</text:span></text:span><text:span text:style-name="UC_5f_NormalAzul_20_Car"><text:span text:style-name="T7">liminar </text:span></text:span><text:span text:style-name="UC_5f_NormalAzul_20_Car"><text:span text:style-name="T9">S</text:span></text:span><text:span text:style-name="UC_5f_NormalAzul_20_Car"><text:span text:style-name="T7">olicitud, </text:span></text:span><text:span text:style-name="UC_5f_NormalAzul_20_Car"><text:span text:style-name="T9">E</text:span></text:span><text:span text:style-name="UC_5f_NormalAzul_20_Car"><text:span text:style-name="T7">nviar </text:span></text:span><text:span text:style-name="UC_5f_NormalAzul_20_Car"><text:span text:style-name="T9">S</text:span></text:span><text:span text:style-name="UC_5f_NormalAzul_20_Car"><text:span text:style-name="T7">olicitud.</text:span>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328 al RF351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9</meta:editing-cycles>
    <meta:editing-duration>PT1H32M40S</meta:editing-duration>
    <dc:date>2014-03-16T22:52:12.434167110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2" meta:word-count="142" meta:character-count="981" meta:non-whitespace-character-count="854"/>
  </office:meta>
</office:document-meta>
</file>